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5ad6" officeooo:paragraph-rsid="00145ad6"/>
    </style:style>
    <style:style style:name="P2" style:family="paragraph" style:parent-style-name="Standard">
      <style:text-properties officeooo:rsid="00163289" officeooo:paragraph-rsid="001632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: </text:p>
      <text:p text:style-name="P1"/>
      <text:p text:style-name="P1">Terminal 1: Server → ./CarlaUE4.sh -quality-level=Low -RenderOffScreen </text:p>
      <text:p text:style-name="P1">Terminal 2: Client → <text:a xlink:type="simple" xlink:href="https://carla.readthedocs.io/en/latest/adv_rendering_options/#quality-levels" text:style-name="Internet_20_link" text:visited-style-name="Visited_20_Internet_20_Link">https://carla.readthedocs.io/en/latest/adv_rendering_options/#quality-levels</text:a></text:p>
      <text:p text:style-name="P1"/>
      <text:p text:style-name="P2">Continue reading from here: https://carla.readthedocs.io/en/latest/foundation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8T16:58:43.033251789</meta:creation-date>
    <dc:date>2022-11-18T17:45:10.152002078</dc:date>
    <meta:editing-duration>PT29M29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8" meta:character-count="256" meta:non-whitespace-character-count="240"/>
  </office:meta>
</office:document-meta>
</file>